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28pt" fo:font-weight="bold" officeooo:rsid="0000c0ba" officeooo:paragraph-rsid="0000c0ba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40pt" fo:font-weight="bold" officeooo:rsid="0000c0ba" officeooo:paragraph-rsid="0000c0ba" style:font-size-asian="40pt" style:font-weight-asian="bold" style:font-size-complex="40pt" style:font-weight-complex="bold"/>
    </style:style>
    <style:style style:name="P3" style:family="paragraph" style:parent-style-name="Standard">
      <style:paragraph-properties fo:margin-top="0.0791in" fo:margin-bottom="0.0791in" loext:contextual-spacing="false" fo:text-align="center" style:justify-single-word="false"/>
      <style:text-properties fo:font-size="28pt" fo:font-weight="bold" officeooo:rsid="0000c0ba" officeooo:paragraph-rsid="0000c0ba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top="0.0791in" fo:margin-bottom="0.0791in" loext:contextual-spacing="false" fo:text-align="center" style:justify-single-word="false"/>
      <style:text-properties fo:font-size="20pt" fo:font-weight="normal" officeooo:rsid="0000c0ba" officeooo:paragraph-rsid="0000c0ba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margin-top="0.0791in" fo:margin-bottom="0.0791in" loext:contextual-spacing="false" fo:text-align="center" style:justify-single-word="false"/>
      <style:text-properties fo:font-size="16pt" fo:font-weight="normal" officeooo:rsid="0000c0ba" officeooo:paragraph-rsid="0000c0ba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MPterpreter</text:p>
      <text:p text:style-name="P3">by Francesco Greco</text:p>
      <text:p text:style-name="P4">an Haskell Interpreter of the “IMP” language</text:p>
      <text:p text:style-name="P5"/>
      <text:p text:style-name="P5"/>
      <text:p text:style-name="P5"/>
      <text:p text:style-name="P5">Course in Formal Methods in Computer Science</text:p>
      <text:p text:style-name="P5">Prof. Giovanni Pani</text:p>
      <text:p text:style-name="P5">University of Bari “Aldo Moro” - Computer Scien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21:45:12.734999142</meta:creation-date>
    <dc:date>2021-01-20T21:56:33.511309030</dc:date>
    <meta:editing-duration>PT1M10S</meta:editing-duration>
    <meta:editing-cycles>1</meta:editing-cycles>
    <meta:document-statistic meta:table-count="0" meta:image-count="0" meta:object-count="0" meta:page-count="1" meta:paragraph-count="6" meta:word-count="29" meta:character-count="186" meta:non-whitespace-character-count="163"/>
    <meta:generator>LibreOffice/6.4.6.2$Linux_X86_64 LibreOffice_project/40$Build-2</meta:generator>
  </office:meta>
</office:document-meta>
</file>